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_trace_pa" table:style-name="ta1">
        <table:shapes>
          <draw:frame draw:z-index="0" draw:style-name="gr1" draw:text-style-name="P1" svg:width="28.63cm" svg:height="18.593cm" svg:x="8.67cm" svg:y="0.496cm">
            <draw:object draw:notify-on-update-of-ranges="predict_trace_pa.C1:predict_trace_pa.C1 predict_trace_pa.C2:predict_trace_pa.C151 predict_trace_pa.D1:predict_trace_pa.D1 predict_trace_pa.D2:predict_trace_pa.D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037cm" svg:height="8.756cm" svg:x="8.897cm" svg:y="19.094cm">
            <draw:object draw:notify-on-update-of-ranges="predict_trace_pa.E1:predict_trace_pa.E1 predict_trace_pa.E2:predict_trace_pa.E1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iction</text:p>
          </table:table-cell>
          <table:table-cell table:style-name="Default" office:value-type="string" calcext:value-type="string">
            <text:p>%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886" calcext:value-type="float">
            <text:p>24886</text:p>
          </table:table-cell>
          <table:table-cell office:value-type="float" office:value="25171" calcext:value-type="float">
            <text:p>25171</text:p>
          </table:table-cell>
          <table:table-cell table:formula="of:=([.D2]-[.C2])/[.C2]" office:value-type="percentage" office:value="0.0114522221329261" calcext:value-type="percentage">
            <text:p>1.1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  <table:table-cell table:formula="of:=([.D3]-[.C3])/[.C3]" office:value-type="percentage" office:value="-0.0137995922847734" calcext:value-type="percentage">
            <text:p>-1.3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  <table:table-cell table:formula="of:=([.D4]-[.C4])/[.C4]" office:value-type="percentage" office:value="-0.0137995922847734" calcext:value-type="percentage">
            <text:p>-1.38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  <table:table-cell table:formula="of:=([.D5]-[.C5])/[.C5]" office:value-type="percentage" office:value="-0.0137995922847734" calcext:value-type="percentage">
            <text:p>-1.38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  <table:table-cell table:formula="of:=([.D6]-[.C6])/[.C6]" office:value-type="percentage" office:value="-0.0137995922847734" calcext:value-type="percentage">
            <text:p>-1.38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6" calcext:value-type="float">
            <text:p>25156</text:p>
          </table:table-cell>
          <table:table-cell table:formula="of:=([.D7]-[.C7])/[.C7]" office:value-type="percentage" office:value="-0.0137995922847734" calcext:value-type="percentage">
            <text:p>-1.3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7" calcext:value-type="float">
            <text:p>25157</text:p>
          </table:table-cell>
          <table:table-cell table:formula="of:=([.D8]-[.C8])/[.C8]" office:value-type="percentage" office:value="-0.0137603888976008" calcext:value-type="percentage">
            <text:p>-1.38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7" calcext:value-type="float">
            <text:p>25157</text:p>
          </table:table-cell>
          <table:table-cell table:formula="of:=([.D9]-[.C9])/[.C9]" office:value-type="percentage" office:value="-0.0137603888976008" calcext:value-type="percentage">
            <text:p>-1.38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7" calcext:value-type="float">
            <text:p>25157</text:p>
          </table:table-cell>
          <table:table-cell table:formula="of:=([.D10]-[.C10])/[.C10]" office:value-type="percentage" office:value="-0.0137603888976008" calcext:value-type="percentage">
            <text:p>-1.38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59" calcext:value-type="float">
            <text:p>25159</text:p>
          </table:table-cell>
          <table:table-cell table:formula="of:=([.D11]-[.C11])/[.C11]" office:value-type="percentage" office:value="-0.0136819821232555" calcext:value-type="percentage">
            <text:p>-1.37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62" calcext:value-type="float">
            <text:p>25162</text:p>
          </table:table-cell>
          <table:table-cell table:formula="of:=([.D12]-[.C12])/[.C12]" office:value-type="percentage" office:value="-0.0135643719617375" calcext:value-type="percentage">
            <text:p>-1.36%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65" calcext:value-type="float">
            <text:p>25165</text:p>
          </table:table-cell>
          <table:table-cell table:formula="of:=([.D13]-[.C13])/[.C13]" office:value-type="percentage" office:value="-0.0134467618002195" calcext:value-type="percentage">
            <text:p>-1.34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67" calcext:value-type="float">
            <text:p>25167</text:p>
          </table:table-cell>
          <table:table-cell table:formula="of:=([.D14]-[.C14])/[.C14]" office:value-type="percentage" office:value="-0.0133683550258742" calcext:value-type="percentage">
            <text:p>-1.34%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185" calcext:value-type="float">
            <text:p>25185</text:p>
          </table:table-cell>
          <table:table-cell table:formula="of:=([.D15]-[.C15])/[.C15]" office:value-type="percentage" office:value="-0.0126626940567665" calcext:value-type="percentage">
            <text:p>-1.27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25508" calcext:value-type="float">
            <text:p>25508</text:p>
          </table:table-cell>
          <table:table-cell office:value-type="float" office:value="25213" calcext:value-type="float">
            <text:p>25213</text:p>
          </table:table-cell>
          <table:table-cell table:formula="of:=([.D16]-[.C16])/[.C16]" office:value-type="percentage" office:value="-0.0115649992159323" calcext:value-type="percentage">
            <text:p>-1.16%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  <table:table-cell office:value-type="float" office:value="25241" calcext:value-type="float">
            <text:p>25241</text:p>
          </table:table-cell>
          <table:table-cell table:formula="of:=([.D17]-[.C17])/[.C17]" office:value-type="percentage" office:value="-0.0109326018808777" calcext:value-type="percentage">
            <text:p>-1.09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25520" calcext:value-type="float">
            <text:p>25520</text:p>
          </table:table-cell>
          <table:table-cell office:value-type="float" office:value="25270" calcext:value-type="float">
            <text:p>25270</text:p>
          </table:table-cell>
          <table:table-cell table:formula="of:=([.D18]-[.C18])/[.C18]" office:value-type="percentage" office:value="-0.00979623824451411" calcext:value-type="percentage">
            <text:p>-0.98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float" office:value="25556" calcext:value-type="float">
            <text:p>25556</text:p>
          </table:table-cell>
          <table:table-cell office:value-type="float" office:value="25439" calcext:value-type="float">
            <text:p>25439</text:p>
          </table:table-cell>
          <table:table-cell table:formula="of:=([.D19]-[.C19])/[.C19]" office:value-type="percentage" office:value="-0.00457818124902176" calcext:value-type="percentage">
            <text:p>-0.46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5646" calcext:value-type="float">
            <text:p>25646</text:p>
          </table:table-cell>
          <table:table-cell office:value-type="float" office:value="25721" calcext:value-type="float">
            <text:p>25721</text:p>
          </table:table-cell>
          <table:table-cell table:formula="of:=([.D20]-[.C20])/[.C20]" office:value-type="percentage" office:value="0.00292443266006395" calcext:value-type="percentage">
            <text:p>0.29%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office:value-type="float" office:value="25748" calcext:value-type="float">
            <text:p>25748</text:p>
          </table:table-cell>
          <table:table-cell office:value-type="float" office:value="26003" calcext:value-type="float">
            <text:p>26003</text:p>
          </table:table-cell>
          <table:table-cell table:formula="of:=([.D21]-[.C21])/[.C21]" office:value-type="percentage" office:value="0.00990368183936617" calcext:value-type="percentage">
            <text:p>0.99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25838" calcext:value-type="float">
            <text:p>25838</text:p>
          </table:table-cell>
          <table:table-cell office:value-type="float" office:value="26287" calcext:value-type="float">
            <text:p>26287</text:p>
          </table:table-cell>
          <table:table-cell table:formula="of:=([.D22]-[.C22])/[.C22]" office:value-type="percentage" office:value="0.0173775059989163" calcext:value-type="percentage">
            <text:p>1.74%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" calcext:value-type="float">
            <text:p>2</text:p>
          </table:table-cell>
          <table:table-cell office:value-type="float" office:value="25940" calcext:value-type="float">
            <text:p>25940</text:p>
          </table:table-cell>
          <table:table-cell office:value-type="float" office:value="26574" calcext:value-type="float">
            <text:p>26574</text:p>
          </table:table-cell>
          <table:table-cell table:formula="of:=([.D23]-[.C23])/[.C23]" office:value-type="percentage" office:value="0.0244410177332305" calcext:value-type="percentage">
            <text:p>2.44%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" calcext:value-type="float">
            <text:p>2</text:p>
          </table:table-cell>
          <table:table-cell office:value-type="float" office:value="26030" calcext:value-type="float">
            <text:p>26030</text:p>
          </table:table-cell>
          <table:table-cell office:value-type="float" office:value="26866" calcext:value-type="float">
            <text:p>26866</text:p>
          </table:table-cell>
          <table:table-cell table:formula="of:=([.D24]-[.C24])/[.C24]" office:value-type="percentage" office:value="0.0321167883211679" calcext:value-type="percentage">
            <text:p>3.21%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" calcext:value-type="float">
            <text:p>2</text:p>
          </table:table-cell>
          <table:table-cell office:value-type="float" office:value="26132" calcext:value-type="float">
            <text:p>26132</text:p>
          </table:table-cell>
          <table:table-cell office:value-type="float" office:value="27164" calcext:value-type="float">
            <text:p>27164</text:p>
          </table:table-cell>
          <table:table-cell table:formula="of:=([.D25]-[.C25])/[.C25]" office:value-type="percentage" office:value="0.0394918108066738" calcext:value-type="percentage">
            <text:p>3.95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26222" calcext:value-type="float">
            <text:p>26222</text:p>
          </table:table-cell>
          <table:table-cell office:value-type="float" office:value="27470" calcext:value-type="float">
            <text:p>27470</text:p>
          </table:table-cell>
          <table:table-cell table:formula="of:=([.D26]-[.C26])/[.C26]" office:value-type="percentage" office:value="0.0475936236747769" calcext:value-type="percentage">
            <text:p>4.7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249" calcext:value-type="float">
            <text:p>25249</text:p>
          </table:table-cell>
          <table:table-cell office:value-type="float" office:value="25685" calcext:value-type="float">
            <text:p>25685</text:p>
          </table:table-cell>
          <table:table-cell table:formula="of:=([.D27]-[.C27])/[.C27]" office:value-type="percentage" office:value="0.0172680106142818" calcext:value-type="percentage">
            <text:p>1.73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  <table:table-cell table:formula="of:=([.D28]-[.C28])/[.C28]" office:value-type="percentage" office:value="-0.00753739708553979" calcext:value-type="percentage">
            <text:p>-0.75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  <table:table-cell table:formula="of:=([.D29]-[.C29])/[.C29]" office:value-type="percentage" office:value="-0.00753739708553979" calcext:value-type="percentage">
            <text:p>-0.75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  <table:table-cell table:formula="of:=([.D30]-[.C30])/[.C30]" office:value-type="percentage" office:value="-0.00753739708553979" calcext:value-type="percentage">
            <text:p>-0.75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  <table:table-cell table:formula="of:=([.D31]-[.C31])/[.C31]" office:value-type="percentage" office:value="-0.00753739708553979" calcext:value-type="percentage">
            <text:p>-0.75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6" calcext:value-type="float">
            <text:p>25676</text:p>
          </table:table-cell>
          <table:table-cell table:formula="of:=([.D32]-[.C32])/[.C32]" office:value-type="percentage" office:value="-0.00753739708553979" calcext:value-type="percentage">
            <text:p>-0.75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7" calcext:value-type="float">
            <text:p>25677</text:p>
          </table:table-cell>
          <table:table-cell table:formula="of:=([.D33]-[.C33])/[.C33]" office:value-type="percentage" office:value="-0.00749874376715241" calcext:value-type="percentage">
            <text:p>-0.75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7" calcext:value-type="float">
            <text:p>25677</text:p>
          </table:table-cell>
          <table:table-cell table:formula="of:=([.D34]-[.C34])/[.C34]" office:value-type="percentage" office:value="-0.00749874376715241" calcext:value-type="percentage">
            <text:p>-0.75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7" calcext:value-type="float">
            <text:p>25677</text:p>
          </table:table-cell>
          <table:table-cell table:formula="of:=([.D35]-[.C35])/[.C35]" office:value-type="percentage" office:value="-0.00749874376715241" calcext:value-type="percentage">
            <text:p>-0.75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79" calcext:value-type="float">
            <text:p>25679</text:p>
          </table:table-cell>
          <table:table-cell table:formula="of:=([.D36]-[.C36])/[.C36]" office:value-type="percentage" office:value="-0.00742143713037764" calcext:value-type="percentage">
            <text:p>-0.74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82" calcext:value-type="float">
            <text:p>25682</text:p>
          </table:table-cell>
          <table:table-cell table:formula="of:=([.D37]-[.C37])/[.C37]" office:value-type="percentage" office:value="-0.00730547717521549" calcext:value-type="percentage">
            <text:p>-0.73%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85" calcext:value-type="float">
            <text:p>25685</text:p>
          </table:table-cell>
          <table:table-cell table:formula="of:=([.D38]-[.C38])/[.C38]" office:value-type="percentage" office:value="-0.00718951722005334" calcext:value-type="percentage">
            <text:p>-0.72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687" calcext:value-type="float">
            <text:p>25687</text:p>
          </table:table-cell>
          <table:table-cell table:formula="of:=([.D39]-[.C39])/[.C39]" office:value-type="percentage" office:value="-0.00711221058327858" calcext:value-type="percentage">
            <text:p>-0.71%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25871" calcext:value-type="float">
            <text:p>25871</text:p>
          </table:table-cell>
          <table:table-cell office:value-type="float" office:value="25704" calcext:value-type="float">
            <text:p>25704</text:p>
          </table:table-cell>
          <table:table-cell table:formula="of:=([.D40]-[.C40])/[.C40]" office:value-type="percentage" office:value="-0.00645510417069305" calcext:value-type="percentage">
            <text:p>-0.65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25883" calcext:value-type="float">
            <text:p>25883</text:p>
          </table:table-cell>
          <table:table-cell office:value-type="float" office:value="25732" calcext:value-type="float">
            <text:p>25732</text:p>
          </table:table-cell>
          <table:table-cell table:formula="of:=([.D41]-[.C41])/[.C41]" office:value-type="percentage" office:value="-0.0058339450604644" calcext:value-type="percentage">
            <text:p>-0.58%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" calcext:value-type="float">
            <text:p>3</text:p>
          </table:table-cell>
          <table:table-cell office:value-type="float" office:value="25883" calcext:value-type="float">
            <text:p>25883</text:p>
          </table:table-cell>
          <table:table-cell office:value-type="float" office:value="25760" calcext:value-type="float">
            <text:p>25760</text:p>
          </table:table-cell>
          <table:table-cell table:formula="of:=([.D42]-[.C42])/[.C42]" office:value-type="percentage" office:value="-0.00475215392342464" calcext:value-type="percentage">
            <text:p>-0.48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25895" calcext:value-type="float">
            <text:p>25895</text:p>
          </table:table-cell>
          <table:table-cell office:value-type="float" office:value="25788" calcext:value-type="float">
            <text:p>25788</text:p>
          </table:table-cell>
          <table:table-cell table:formula="of:=([.D43]-[.C43])/[.C43]" office:value-type="percentage" office:value="-0.00413207182853833" calcext:value-type="percentage">
            <text:p>-0.41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float" office:value="25943" calcext:value-type="float">
            <text:p>25943</text:p>
          </table:table-cell>
          <table:table-cell office:value-type="float" office:value="25957" calcext:value-type="float">
            <text:p>25957</text:p>
          </table:table-cell>
          <table:table-cell table:formula="of:=([.D44]-[.C44])/[.C44]" office:value-type="percentage" office:value="0.000539644605481247" calcext:value-type="percentage">
            <text:p>0.05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 office:value-type="float" office:value="26090" calcext:value-type="float">
            <text:p>26090</text:p>
          </table:table-cell>
          <table:table-cell office:value-type="float" office:value="26236" calcext:value-type="float">
            <text:p>26236</text:p>
          </table:table-cell>
          <table:table-cell table:formula="of:=([.D45]-[.C45])/[.C45]" office:value-type="percentage" office:value="0.00559601379839019" calcext:value-type="percentage">
            <text:p>0.56%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office:value-type="float" office:value="26225" calcext:value-type="float">
            <text:p>26225</text:p>
          </table:table-cell>
          <table:table-cell office:value-type="float" office:value="26516" calcext:value-type="float">
            <text:p>26516</text:p>
          </table:table-cell>
          <table:table-cell table:formula="of:=([.D46]-[.C46])/[.C46]" office:value-type="percentage" office:value="0.0110962821734986" calcext:value-type="percentage">
            <text:p>1.11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26372" calcext:value-type="float">
            <text:p>26372</text:p>
          </table:table-cell>
          <table:table-cell office:value-type="float" office:value="26797" calcext:value-type="float">
            <text:p>26797</text:p>
          </table:table-cell>
          <table:table-cell table:formula="of:=([.D47]-[.C47])/[.C47]" office:value-type="percentage" office:value="0.0161155771272562" calcext:value-type="percentage">
            <text:p>1.61%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" calcext:value-type="float">
            <text:p>3</text:p>
          </table:table-cell>
          <table:table-cell office:value-type="float" office:value="26507" calcext:value-type="float">
            <text:p>26507</text:p>
          </table:table-cell>
          <table:table-cell office:value-type="float" office:value="27081" calcext:value-type="float">
            <text:p>27081</text:p>
          </table:table-cell>
          <table:table-cell table:formula="of:=([.D48]-[.C48])/[.C48]" office:value-type="percentage" office:value="0.0216546572603463" calcext:value-type="percentage">
            <text:p>2.17%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" calcext:value-type="float">
            <text:p>3</text:p>
          </table:table-cell>
          <table:table-cell office:value-type="float" office:value="26654" calcext:value-type="float">
            <text:p>26654</text:p>
          </table:table-cell>
          <table:table-cell office:value-type="float" office:value="27369" calcext:value-type="float">
            <text:p>27369</text:p>
          </table:table-cell>
          <table:table-cell table:formula="of:=([.D49]-[.C49])/[.C49]" office:value-type="percentage" office:value="0.0268252419899452" calcext:value-type="percentage">
            <text:p>2.68%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" calcext:value-type="float">
            <text:p>3</text:p>
          </table:table-cell>
          <table:table-cell office:value-type="float" office:value="26801" calcext:value-type="float">
            <text:p>26801</text:p>
          </table:table-cell>
          <table:table-cell office:value-type="float" office:value="27661" calcext:value-type="float">
            <text:p>27661</text:p>
          </table:table-cell>
          <table:table-cell table:formula="of:=([.D50]-[.C50])/[.C50]" office:value-type="percentage" office:value="0.0320883549121301" calcext:value-type="percentage">
            <text:p>3.21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" calcext:value-type="float">
            <text:p>3</text:p>
          </table:table-cell>
          <table:table-cell office:value-type="float" office:value="26936" calcext:value-type="float">
            <text:p>26936</text:p>
          </table:table-cell>
          <table:table-cell office:value-type="float" office:value="27960" calcext:value-type="float">
            <text:p>27960</text:p>
          </table:table-cell>
          <table:table-cell table:formula="of:=([.D51]-[.C51])/[.C51]" office:value-type="percentage" office:value="0.038016038016038" calcext:value-type="percentage">
            <text:p>3.8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66" calcext:value-type="float">
            <text:p>25666</text:p>
          </table:table-cell>
          <table:table-cell office:value-type="float" office:value="26199" calcext:value-type="float">
            <text:p>26199</text:p>
          </table:table-cell>
          <table:table-cell table:formula="of:=([.D52]-[.C52])/[.C52]" office:value-type="percentage" office:value="0.0207667731629393" calcext:value-type="percentage">
            <text:p>2.08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3]-[.C53])/[.C53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4]-[.C54])/[.C54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5]-[.C55])/[.C55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6]-[.C56])/[.C56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7]-[.C57])/[.C57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8]-[.C58])/[.C58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3" calcext:value-type="float">
            <text:p>26193</text:p>
          </table:table-cell>
          <table:table-cell table:formula="of:=([.D59]-[.C59])/[.C59]" office:value-type="percentage" office:value="-0.00361381618989653" calcext:value-type="percentage">
            <text:p>-0.36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4" calcext:value-type="float">
            <text:p>26194</text:p>
          </table:table-cell>
          <table:table-cell table:formula="of:=([.D60]-[.C60])/[.C60]" office:value-type="percentage" office:value="-0.00357577601947657" calcext:value-type="percentage">
            <text:p>-0.36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5" calcext:value-type="float">
            <text:p>26195</text:p>
          </table:table-cell>
          <table:table-cell table:formula="of:=([.D61]-[.C61])/[.C61]" office:value-type="percentage" office:value="-0.0035377358490566" calcext:value-type="percentage">
            <text:p>-0.35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198" calcext:value-type="float">
            <text:p>26198</text:p>
          </table:table-cell>
          <table:table-cell table:formula="of:=([.D62]-[.C62])/[.C62]" office:value-type="percentage" office:value="-0.00342361533779671" calcext:value-type="percentage">
            <text:p>-0.34%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01" calcext:value-type="float">
            <text:p>26201</text:p>
          </table:table-cell>
          <table:table-cell table:formula="of:=([.D63]-[.C63])/[.C63]" office:value-type="percentage" office:value="-0.00330949482653682" calcext:value-type="percentage">
            <text:p>-0.33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04" calcext:value-type="float">
            <text:p>26204</text:p>
          </table:table-cell>
          <table:table-cell table:formula="of:=([.D64]-[.C64])/[.C64]" office:value-type="percentage" office:value="-0.00319537431527693" calcext:value-type="percentage">
            <text:p>-0.32%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21" calcext:value-type="float">
            <text:p>26221</text:p>
          </table:table-cell>
          <table:table-cell table:formula="of:=([.D65]-[.C65])/[.C65]" office:value-type="percentage" office:value="-0.00254869141813755" calcext:value-type="percentage">
            <text:p>-0.25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26300" calcext:value-type="float">
            <text:p>26300</text:p>
          </table:table-cell>
          <table:table-cell office:value-type="float" office:value="26249" calcext:value-type="float">
            <text:p>26249</text:p>
          </table:table-cell>
          <table:table-cell table:formula="of:=([.D66]-[.C66])/[.C66]" office:value-type="percentage" office:value="-0.00193916349809886" calcext:value-type="percentage">
            <text:p>-0.19%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float" office:value="26312" calcext:value-type="float">
            <text:p>26312</text:p>
          </table:table-cell>
          <table:table-cell office:value-type="float" office:value="26276" calcext:value-type="float">
            <text:p>26276</text:p>
          </table:table-cell>
          <table:table-cell table:formula="of:=([.D67]-[.C67])/[.C67]" office:value-type="percentage" office:value="-0.00136819702037093" calcext:value-type="percentage">
            <text:p>-0.14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6324" calcext:value-type="float">
            <text:p>26324</text:p>
          </table:table-cell>
          <table:table-cell office:value-type="float" office:value="26304" calcext:value-type="float">
            <text:p>26304</text:p>
          </table:table-cell>
          <table:table-cell table:formula="of:=([.D68]-[.C68])/[.C68]" office:value-type="percentage" office:value="-0.000759762953958365" calcext:value-type="percentage">
            <text:p>-0.08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26468" calcext:value-type="float">
            <text:p>26468</text:p>
          </table:table-cell>
          <table:table-cell office:value-type="float" office:value="26471" calcext:value-type="float">
            <text:p>26471</text:p>
          </table:table-cell>
          <table:table-cell table:formula="of:=([.D69]-[.C69])/[.C69]" office:value-type="percentage" office:value="0.000113344415898443" calcext:value-type="percentage">
            <text:p>0.01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office:value-type="float" office:value="26744" calcext:value-type="float">
            <text:p>26744</text:p>
          </table:table-cell>
          <table:table-cell office:value-type="float" office:value="26749" calcext:value-type="float">
            <text:p>26749</text:p>
          </table:table-cell>
          <table:table-cell table:formula="of:=([.D70]-[.C70])/[.C70]" office:value-type="percentage" office:value="0.000186957822315286" calcext:value-type="percentage">
            <text:p>0.02%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4" calcext:value-type="float">
            <text:p>4</text:p>
          </table:table-cell>
          <table:table-cell office:value-type="float" office:value="27008" calcext:value-type="float">
            <text:p>27008</text:p>
          </table:table-cell>
          <table:table-cell office:value-type="float" office:value="27026" calcext:value-type="float">
            <text:p>27026</text:p>
          </table:table-cell>
          <table:table-cell table:formula="of:=([.D71]-[.C71])/[.C71]" office:value-type="percentage" office:value="0.000666469194312796" calcext:value-type="percentage">
            <text:p>0.07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27284" calcext:value-type="float">
            <text:p>27284</text:p>
          </table:table-cell>
          <table:table-cell office:value-type="float" office:value="27304" calcext:value-type="float">
            <text:p>27304</text:p>
          </table:table-cell>
          <table:table-cell table:formula="of:=([.D72]-[.C72])/[.C72]" office:value-type="percentage" office:value="0.000733030347456385" calcext:value-type="percentage">
            <text:p>0.07%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" calcext:value-type="float">
            <text:p>4</text:p>
          </table:table-cell>
          <table:table-cell office:value-type="float" office:value="27560" calcext:value-type="float">
            <text:p>27560</text:p>
          </table:table-cell>
          <table:table-cell office:value-type="float" office:value="27582" calcext:value-type="float">
            <text:p>27582</text:p>
          </table:table-cell>
          <table:table-cell table:formula="of:=([.D73]-[.C73])/[.C73]" office:value-type="percentage" office:value="0.000798258345428157" calcext:value-type="percentage">
            <text:p>0.08%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" calcext:value-type="float">
            <text:p>4</text:p>
          </table:table-cell>
          <table:table-cell office:value-type="float" office:value="27824" calcext:value-type="float">
            <text:p>27824</text:p>
          </table:table-cell>
          <table:table-cell office:value-type="float" office:value="27860" calcext:value-type="float">
            <text:p>27860</text:p>
          </table:table-cell>
          <table:table-cell table:formula="of:=([.D74]-[.C74])/[.C74]" office:value-type="percentage" office:value="0.00129384703852789" calcext:value-type="percentage">
            <text:p>0.13%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" calcext:value-type="float">
            <text:p>4</text:p>
          </table:table-cell>
          <table:table-cell office:value-type="float" office:value="28100" calcext:value-type="float">
            <text:p>28100</text:p>
          </table:table-cell>
          <table:table-cell office:value-type="float" office:value="28138" calcext:value-type="float">
            <text:p>28138</text:p>
          </table:table-cell>
          <table:table-cell table:formula="of:=([.D75]-[.C75])/[.C75]" office:value-type="percentage" office:value="0.00135231316725979" calcext:value-type="percentage">
            <text:p>0.14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" calcext:value-type="float">
            <text:p>4</text:p>
          </table:table-cell>
          <table:table-cell office:value-type="float" office:value="28376" calcext:value-type="float">
            <text:p>28376</text:p>
          </table:table-cell>
          <table:table-cell office:value-type="float" office:value="28416" calcext:value-type="float">
            <text:p>28416</text:p>
          </table:table-cell>
          <table:table-cell table:formula="of:=([.D76]-[.C76])/[.C76]" office:value-type="percentage" office:value="0.00140964195094446" calcext:value-type="percentage">
            <text:p>0.1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083" calcext:value-type="float">
            <text:p>26083</text:p>
          </table:table-cell>
          <table:table-cell office:value-type="float" office:value="26714" calcext:value-type="float">
            <text:p>26714</text:p>
          </table:table-cell>
          <table:table-cell table:formula="of:=([.D77]-[.C77])/[.C77]" office:value-type="percentage" office:value="0.0241920024537055" calcext:value-type="percentage">
            <text:p>2.4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  <table:table-cell table:formula="of:=([.D78]-[.C78])/[.C78]" office:value-type="percentage" office:value="0.000112338513387006" calcext:value-type="percentage">
            <text:p>0.01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  <table:table-cell table:formula="of:=([.D79]-[.C79])/[.C79]" office:value-type="percentage" office:value="0.000112338513387006" calcext:value-type="percentage">
            <text:p>0.01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  <table:table-cell table:formula="of:=([.D80]-[.C80])/[.C80]" office:value-type="percentage" office:value="0.000112338513387006" calcext:value-type="percentage">
            <text:p>0.01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  <table:table-cell table:formula="of:=([.D81]-[.C81])/[.C81]" office:value-type="percentage" office:value="0.000112338513387006" calcext:value-type="percentage">
            <text:p>0.01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8" calcext:value-type="float">
            <text:p>26708</text:p>
          </table:table-cell>
          <table:table-cell table:formula="of:=([.D82]-[.C82])/[.C82]" office:value-type="percentage" office:value="0.000112338513387006" calcext:value-type="percentage">
            <text:p>0.01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9" calcext:value-type="float">
            <text:p>26709</text:p>
          </table:table-cell>
          <table:table-cell table:formula="of:=([.D83]-[.C83])/[.C83]" office:value-type="percentage" office:value="0.000149784684516008" calcext:value-type="percentage">
            <text:p>0.01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9" calcext:value-type="float">
            <text:p>26709</text:p>
          </table:table-cell>
          <table:table-cell table:formula="of:=([.D84]-[.C84])/[.C84]" office:value-type="percentage" office:value="0.000149784684516008" calcext:value-type="percentage">
            <text:p>0.01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09" calcext:value-type="float">
            <text:p>26709</text:p>
          </table:table-cell>
          <table:table-cell table:formula="of:=([.D85]-[.C85])/[.C85]" office:value-type="percentage" office:value="0.000149784684516008" calcext:value-type="percentage">
            <text:p>0.01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1" calcext:value-type="float">
            <text:p>26711</text:p>
          </table:table-cell>
          <table:table-cell table:formula="of:=([.D86]-[.C86])/[.C86]" office:value-type="percentage" office:value="0.000224677026774012" calcext:value-type="percentage">
            <text:p>0.02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4" calcext:value-type="float">
            <text:p>26714</text:p>
          </table:table-cell>
          <table:table-cell table:formula="of:=([.D87]-[.C87])/[.C87]" office:value-type="percentage" office:value="0.000337015540161019" calcext:value-type="percentage">
            <text:p>0.03%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7" calcext:value-type="float">
            <text:p>26717</text:p>
          </table:table-cell>
          <table:table-cell table:formula="of:=([.D88]-[.C88])/[.C88]" office:value-type="percentage" office:value="0.000449354053548025" calcext:value-type="percentage">
            <text:p>0.04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6705" calcext:value-type="float">
            <text:p>26705</text:p>
          </table:table-cell>
          <table:table-cell office:value-type="float" office:value="26719" calcext:value-type="float">
            <text:p>26719</text:p>
          </table:table-cell>
          <table:table-cell table:formula="of:=([.D89]-[.C89])/[.C89]" office:value-type="percentage" office:value="0.000524246395806029" calcext:value-type="percentage">
            <text:p>0.05%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26717" calcext:value-type="float">
            <text:p>26717</text:p>
          </table:table-cell>
          <table:table-cell office:value-type="float" office:value="26736" calcext:value-type="float">
            <text:p>26736</text:p>
          </table:table-cell>
          <table:table-cell table:formula="of:=([.D90]-[.C90])/[.C90]" office:value-type="percentage" office:value="0.000711157689860389" calcext:value-type="percentage">
            <text:p>0.07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26729" calcext:value-type="float">
            <text:p>26729</text:p>
          </table:table-cell>
          <table:table-cell office:value-type="float" office:value="26764" calcext:value-type="float">
            <text:p>26764</text:p>
          </table:table-cell>
          <table:table-cell table:formula="of:=([.D91]-[.C91])/[.C91]" office:value-type="percentage" office:value="0.00130943918590295" calcext:value-type="percentage">
            <text:p>0.13%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26741" calcext:value-type="float">
            <text:p>26741</text:p>
          </table:table-cell>
          <table:table-cell office:value-type="float" office:value="26792" calcext:value-type="float">
            <text:p>26792</text:p>
          </table:table-cell>
          <table:table-cell table:formula="of:=([.D92]-[.C92])/[.C92]" office:value-type="percentage" office:value="0.00190718372536554" calcext:value-type="percentage">
            <text:p>0.19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26753" calcext:value-type="float">
            <text:p>26753</text:p>
          </table:table-cell>
          <table:table-cell office:value-type="float" office:value="26820" calcext:value-type="float">
            <text:p>26820</text:p>
          </table:table-cell>
          <table:table-cell table:formula="of:=([.D93]-[.C93])/[.C93]" office:value-type="percentage" office:value="0.00250439203080028" calcext:value-type="percentage">
            <text:p>0.25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5" calcext:value-type="float">
            <text:p>5</text:p>
          </table:table-cell>
          <table:table-cell office:value-type="float" office:value="26930" calcext:value-type="float">
            <text:p>26930</text:p>
          </table:table-cell>
          <table:table-cell office:value-type="float" office:value="26986" calcext:value-type="float">
            <text:p>26986</text:p>
          </table:table-cell>
          <table:table-cell table:formula="of:=([.D94]-[.C94])/[.C94]" office:value-type="percentage" office:value="0.00207946528035648" calcext:value-type="percentage">
            <text:p>0.21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7272" calcext:value-type="float">
            <text:p>27272</text:p>
          </table:table-cell>
          <table:table-cell office:value-type="float" office:value="27263" calcext:value-type="float">
            <text:p>27263</text:p>
          </table:table-cell>
          <table:table-cell table:formula="of:=([.D95]-[.C95])/[.C95]" office:value-type="percentage" office:value="-0.000330008800234673" calcext:value-type="percentage">
            <text:p>-0.03%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" calcext:value-type="float">
            <text:p>5</text:p>
          </table:table-cell>
          <table:table-cell office:value-type="float" office:value="27602" calcext:value-type="float">
            <text:p>27602</text:p>
          </table:table-cell>
          <table:table-cell office:value-type="float" office:value="27540" calcext:value-type="float">
            <text:p>27540</text:p>
          </table:table-cell>
          <table:table-cell table:formula="of:=([.D96]-[.C96])/[.C96]" office:value-type="percentage" office:value="-0.00224621404246069" calcext:value-type="percentage">
            <text:p>-0.22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27944" calcext:value-type="float">
            <text:p>27944</text:p>
          </table:table-cell>
          <table:table-cell office:value-type="float" office:value="27817" calcext:value-type="float">
            <text:p>27817</text:p>
          </table:table-cell>
          <table:table-cell table:formula="of:=([.D97]-[.C97])/[.C97]" office:value-type="percentage" office:value="-0.00454480389350129" calcext:value-type="percentage">
            <text:p>-0.45%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" calcext:value-type="float">
            <text:p>5</text:p>
          </table:table-cell>
          <table:table-cell office:value-type="float" office:value="28274" calcext:value-type="float">
            <text:p>28274</text:p>
          </table:table-cell>
          <table:table-cell office:value-type="float" office:value="28092" calcext:value-type="float">
            <text:p>28092</text:p>
          </table:table-cell>
          <table:table-cell table:formula="of:=([.D98]-[.C98])/[.C98]" office:value-type="percentage" office:value="-0.00643700926646389" calcext:value-type="percentage">
            <text:p>-0.64%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" calcext:value-type="float">
            <text:p>5</text:p>
          </table:table-cell>
          <table:table-cell office:value-type="float" office:value="28616" calcext:value-type="float">
            <text:p>28616</text:p>
          </table:table-cell>
          <table:table-cell office:value-type="float" office:value="28366" calcext:value-type="float">
            <text:p>28366</text:p>
          </table:table-cell>
          <table:table-cell table:formula="of:=([.D99]-[.C99])/[.C99]" office:value-type="percentage" office:value="-0.0087363712608331" calcext:value-type="percentage">
            <text:p>-0.87%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5" calcext:value-type="float">
            <text:p>5</text:p>
          </table:table-cell>
          <table:table-cell office:value-type="float" office:value="28958" calcext:value-type="float">
            <text:p>28958</text:p>
          </table:table-cell>
          <table:table-cell office:value-type="float" office:value="28638" calcext:value-type="float">
            <text:p>28638</text:p>
          </table:table-cell>
          <table:table-cell table:formula="of:=([.D100]-[.C100])/[.C100]" office:value-type="percentage" office:value="-0.0110504869120796" calcext:value-type="percentage">
            <text:p>-1.11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29288" calcext:value-type="float">
            <text:p>29288</text:p>
          </table:table-cell>
          <table:table-cell office:value-type="float" office:value="28908" calcext:value-type="float">
            <text:p>28908</text:p>
          </table:table-cell>
          <table:table-cell table:formula="of:=([.D101]-[.C101])/[.C101]" office:value-type="percentage" office:value="-0.0129745971046162" calcext:value-type="percentage">
            <text:p>-1.3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500" calcext:value-type="float">
            <text:p>26500</text:p>
          </table:table-cell>
          <table:table-cell office:value-type="float" office:value="27233" calcext:value-type="float">
            <text:p>27233</text:p>
          </table:table-cell>
          <table:table-cell table:formula="of:=([.D102]-[.C102])/[.C102]" office:value-type="percentage" office:value="0.0276603773584906" calcext:value-type="percentage">
            <text:p>2.77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  <table:table-cell table:formula="of:=([.D103]-[.C103])/[.C103]" office:value-type="percentage" office:value="0.00376078460290539" calcext:value-type="percentage">
            <text:p>0.3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  <table:table-cell table:formula="of:=([.D104]-[.C104])/[.C104]" office:value-type="percentage" office:value="0.00376078460290539" calcext:value-type="percentage">
            <text:p>0.38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  <table:table-cell table:formula="of:=([.D105]-[.C105])/[.C105]" office:value-type="percentage" office:value="0.00376078460290539" calcext:value-type="percentage">
            <text:p>0.38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4" calcext:value-type="float">
            <text:p>27224</text:p>
          </table:table-cell>
          <table:table-cell table:formula="of:=([.D106]-[.C106])/[.C106]" office:value-type="percentage" office:value="0.00376078460290539" calcext:value-type="percentage">
            <text:p>0.38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  <table:table-cell table:formula="of:=([.D107]-[.C107])/[.C107]" office:value-type="percentage" office:value="0.00379765504018878" calcext:value-type="percentage">
            <text:p>0.3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  <table:table-cell table:formula="of:=([.D108]-[.C108])/[.C108]" office:value-type="percentage" office:value="0.00379765504018878" calcext:value-type="percentage">
            <text:p>0.38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  <table:table-cell table:formula="of:=([.D109]-[.C109])/[.C109]" office:value-type="percentage" office:value="0.00379765504018878" calcext:value-type="percentage">
            <text:p>0.38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5" calcext:value-type="float">
            <text:p>27225</text:p>
          </table:table-cell>
          <table:table-cell table:formula="of:=([.D110]-[.C110])/[.C110]" office:value-type="percentage" office:value="0.00379765504018878" calcext:value-type="percentage">
            <text:p>0.38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27" calcext:value-type="float">
            <text:p>27227</text:p>
          </table:table-cell>
          <table:table-cell table:formula="of:=([.D111]-[.C111])/[.C111]" office:value-type="percentage" office:value="0.00387139591475555" calcext:value-type="percentage">
            <text:p>0.39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30" calcext:value-type="float">
            <text:p>27230</text:p>
          </table:table-cell>
          <table:table-cell table:formula="of:=([.D112]-[.C112])/[.C112]" office:value-type="percentage" office:value="0.00398200722660571" calcext:value-type="percentage">
            <text:p>0.40%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33" calcext:value-type="float">
            <text:p>27233</text:p>
          </table:table-cell>
          <table:table-cell table:formula="of:=([.D113]-[.C113])/[.C113]" office:value-type="percentage" office:value="0.00409261853845587" calcext:value-type="percentage">
            <text:p>0.41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27122" calcext:value-type="float">
            <text:p>27122</text:p>
          </table:table-cell>
          <table:table-cell office:value-type="float" office:value="27235" calcext:value-type="float">
            <text:p>27235</text:p>
          </table:table-cell>
          <table:table-cell table:formula="of:=([.D114]-[.C114])/[.C114]" office:value-type="percentage" office:value="0.00416635941302264" calcext:value-type="percentage">
            <text:p>0.42%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float" office:value="27134" calcext:value-type="float">
            <text:p>27134</text:p>
          </table:table-cell>
          <table:table-cell office:value-type="float" office:value="27252" calcext:value-type="float">
            <text:p>27252</text:p>
          </table:table-cell>
          <table:table-cell table:formula="of:=([.D115]-[.C115])/[.C115]" office:value-type="percentage" office:value="0.00434878749907865" calcext:value-type="percentage">
            <text:p>0.43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27146" calcext:value-type="float">
            <text:p>27146</text:p>
          </table:table-cell>
          <table:table-cell office:value-type="float" office:value="27280" calcext:value-type="float">
            <text:p>27280</text:p>
          </table:table-cell>
          <table:table-cell table:formula="of:=([.D116]-[.C116])/[.C116]" office:value-type="percentage" office:value="0.00493627053709571" calcext:value-type="percentage">
            <text:p>0.49%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" calcext:value-type="float">
            <text:p>6</text:p>
          </table:table-cell>
          <table:table-cell office:value-type="float" office:value="27158" calcext:value-type="float">
            <text:p>27158</text:p>
          </table:table-cell>
          <table:table-cell office:value-type="float" office:value="27308" calcext:value-type="float">
            <text:p>27308</text:p>
          </table:table-cell>
          <table:table-cell table:formula="of:=([.D117]-[.C117])/[.C117]" office:value-type="percentage" office:value="0.00552323440606819" calcext:value-type="percentage">
            <text:p>0.55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27170" calcext:value-type="float">
            <text:p>27170</text:p>
          </table:table-cell>
          <table:table-cell office:value-type="float" office:value="27336" calcext:value-type="float">
            <text:p>27336</text:p>
          </table:table-cell>
          <table:table-cell table:formula="of:=([.D118]-[.C118])/[.C118]" office:value-type="percentage" office:value="0.00610967979389032" calcext:value-type="percentage">
            <text:p>0.61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office:value-type="float" office:value="27392" calcext:value-type="float">
            <text:p>27392</text:p>
          </table:table-cell>
          <table:table-cell office:value-type="float" office:value="27502" calcext:value-type="float">
            <text:p>27502</text:p>
          </table:table-cell>
          <table:table-cell table:formula="of:=([.D119]-[.C119])/[.C119]" office:value-type="percentage" office:value="0.00401577102803738" calcext:value-type="percentage">
            <text:p>0.40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" calcext:value-type="float">
            <text:p>6</text:p>
          </table:table-cell>
          <table:table-cell office:value-type="float" office:value="27788" calcext:value-type="float">
            <text:p>27788</text:p>
          </table:table-cell>
          <table:table-cell office:value-type="float" office:value="27778" calcext:value-type="float">
            <text:p>27778</text:p>
          </table:table-cell>
          <table:table-cell table:formula="of:=([.D120]-[.C120])/[.C120]" office:value-type="percentage" office:value="-0.000359867568734706" calcext:value-type="percentage">
            <text:p>-0.04%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" calcext:value-type="float">
            <text:p>6</text:p>
          </table:table-cell>
          <table:table-cell office:value-type="float" office:value="28196" calcext:value-type="float">
            <text:p>28196</text:p>
          </table:table-cell>
          <table:table-cell office:value-type="float" office:value="28053" calcext:value-type="float">
            <text:p>28053</text:p>
          </table:table-cell>
          <table:table-cell table:formula="of:=([.D121]-[.C121])/[.C121]" office:value-type="percentage" office:value="-0.00507164136756987" calcext:value-type="percentage">
            <text:p>-0.51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28592" calcext:value-type="float">
            <text:p>28592</text:p>
          </table:table-cell>
          <table:table-cell office:value-type="float" office:value="28328" calcext:value-type="float">
            <text:p>28328</text:p>
          </table:table-cell>
          <table:table-cell table:formula="of:=([.D122]-[.C122])/[.C122]" office:value-type="percentage" office:value="-0.00923335198656967" calcext:value-type="percentage">
            <text:p>-0.92%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office:value-type="float" office:value="28600" calcext:value-type="float">
            <text:p>28600</text:p>
          </table:table-cell>
          <table:table-cell table:formula="of:=([.D123]-[.C123])/[.C123]" office:value-type="percentage" office:value="-0.0137931034482759" calcext:value-type="percentage">
            <text:p>-1.38%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" calcext:value-type="float">
            <text:p>6</text:p>
          </table:table-cell>
          <table:table-cell office:value-type="float" office:value="29396" calcext:value-type="float">
            <text:p>29396</text:p>
          </table:table-cell>
          <table:table-cell office:value-type="float" office:value="28870" calcext:value-type="float">
            <text:p>28870</text:p>
          </table:table-cell>
          <table:table-cell table:formula="of:=([.D124]-[.C124])/[.C124]" office:value-type="percentage" office:value="-0.0178935909647571" calcext:value-type="percentage">
            <text:p>-1.79%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6" calcext:value-type="float">
            <text:p>6</text:p>
          </table:table-cell>
          <table:table-cell office:value-type="float" office:value="29804" calcext:value-type="float">
            <text:p>29804</text:p>
          </table:table-cell>
          <table:table-cell office:value-type="float" office:value="29135" calcext:value-type="float">
            <text:p>29135</text:p>
          </table:table-cell>
          <table:table-cell table:formula="of:=([.D125]-[.C125])/[.C125]" office:value-type="percentage" office:value="-0.0224466514561804" calcext:value-type="percentage">
            <text:p>-2.24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" calcext:value-type="float">
            <text:p>6</text:p>
          </table:table-cell>
          <table:table-cell office:value-type="float" office:value="30200" calcext:value-type="float">
            <text:p>30200</text:p>
          </table:table-cell>
          <table:table-cell office:value-type="float" office:value="29396" calcext:value-type="float">
            <text:p>29396</text:p>
          </table:table-cell>
          <table:table-cell table:formula="of:=([.D126]-[.C126])/[.C126]" office:value-type="percentage" office:value="-0.0266225165562914" calcext:value-type="percentage">
            <text:p>-2.6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917" calcext:value-type="float">
            <text:p>26917</text:p>
          </table:table-cell>
          <table:table-cell office:value-type="float" office:value="27757" calcext:value-type="float">
            <text:p>27757</text:p>
          </table:table-cell>
          <table:table-cell table:formula="of:=([.D127]-[.C127])/[.C127]" office:value-type="percentage" office:value="0.0312070438756176" calcext:value-type="percentage">
            <text:p>3.12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  <table:table-cell table:formula="of:=([.D128]-[.C128])/[.C128]" office:value-type="percentage" office:value="0.0073713642470678" calcext:value-type="percentage">
            <text:p>0.74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  <table:table-cell table:formula="of:=([.D129]-[.C129])/[.C129]" office:value-type="percentage" office:value="0.0073713642470678" calcext:value-type="percentage">
            <text:p>0.74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  <table:table-cell table:formula="of:=([.D130]-[.C130])/[.C130]" office:value-type="percentage" office:value="0.0073713642470678" calcext:value-type="percentage">
            <text:p>0.74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  <table:table-cell table:formula="of:=([.D131]-[.C131])/[.C131]" office:value-type="percentage" office:value="0.0073713642470678" calcext:value-type="percentage">
            <text:p>0.74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2" calcext:value-type="float">
            <text:p>27742</text:p>
          </table:table-cell>
          <table:table-cell table:formula="of:=([.D132]-[.C132])/[.C132]" office:value-type="percentage" office:value="0.0073713642470678" calcext:value-type="percentage">
            <text:p>0.74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3" calcext:value-type="float">
            <text:p>27743</text:p>
          </table:table-cell>
          <table:table-cell table:formula="of:=([.D133]-[.C133])/[.C133]" office:value-type="percentage" office:value="0.00740767638621591" calcext:value-type="percentage">
            <text:p>0.74%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3" calcext:value-type="float">
            <text:p>27743</text:p>
          </table:table-cell>
          <table:table-cell table:formula="of:=([.D134]-[.C134])/[.C134]" office:value-type="percentage" office:value="0.00740767638621591" calcext:value-type="percentage">
            <text:p>0.74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3" calcext:value-type="float">
            <text:p>27743</text:p>
          </table:table-cell>
          <table:table-cell table:formula="of:=([.D135]-[.C135])/[.C135]" office:value-type="percentage" office:value="0.00740767638621591" calcext:value-type="percentage">
            <text:p>0.74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5" calcext:value-type="float">
            <text:p>27745</text:p>
          </table:table-cell>
          <table:table-cell table:formula="of:=([.D136]-[.C136])/[.C136]" office:value-type="percentage" office:value="0.00748030066451215" calcext:value-type="percentage">
            <text:p>0.75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48" calcext:value-type="float">
            <text:p>27748</text:p>
          </table:table-cell>
          <table:table-cell table:formula="of:=([.D137]-[.C137])/[.C137]" office:value-type="percentage" office:value="0.0075892370819565" calcext:value-type="percentage">
            <text:p>0.76%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51" calcext:value-type="float">
            <text:p>27751</text:p>
          </table:table-cell>
          <table:table-cell table:formula="of:=([.D138]-[.C138])/[.C138]" office:value-type="percentage" office:value="0.00769817349940085" calcext:value-type="percentage">
            <text:p>0.77%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7539" calcext:value-type="float">
            <text:p>27539</text:p>
          </table:table-cell>
          <table:table-cell office:value-type="float" office:value="27754" calcext:value-type="float">
            <text:p>27754</text:p>
          </table:table-cell>
          <table:table-cell table:formula="of:=([.D139]-[.C139])/[.C139]" office:value-type="percentage" office:value="0.0078071099168452" calcext:value-type="percentage">
            <text:p>0.78%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" calcext:value-type="float">
            <text:p>7</text:p>
          </table:table-cell>
          <table:table-cell office:value-type="float" office:value="27551" calcext:value-type="float">
            <text:p>27551</text:p>
          </table:table-cell>
          <table:table-cell office:value-type="float" office:value="27770" calcext:value-type="float">
            <text:p>27770</text:p>
          </table:table-cell>
          <table:table-cell table:formula="of:=([.D140]-[.C140])/[.C140]" office:value-type="percentage" office:value="0.00794889477695909" calcext:value-type="percentage">
            <text:p>0.79%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27563" calcext:value-type="float">
            <text:p>27563</text:p>
          </table:table-cell>
          <table:table-cell office:value-type="float" office:value="27798" calcext:value-type="float">
            <text:p>27798</text:p>
          </table:table-cell>
          <table:table-cell table:formula="of:=([.D141]-[.C141])/[.C141]" office:value-type="percentage" office:value="0.00852592243224613" calcext:value-type="percentage">
            <text:p>0.85%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" calcext:value-type="float">
            <text:p>7</text:p>
          </table:table-cell>
          <table:table-cell office:value-type="float" office:value="27587" calcext:value-type="float">
            <text:p>27587</text:p>
          </table:table-cell>
          <table:table-cell office:value-type="float" office:value="27826" calcext:value-type="float">
            <text:p>27826</text:p>
          </table:table-cell>
          <table:table-cell table:formula="of:=([.D142]-[.C142])/[.C142]" office:value-type="percentage" office:value="0.00866350092434842" calcext:value-type="percentage">
            <text:p>0.87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27599" calcext:value-type="float">
            <text:p>27599</text:p>
          </table:table-cell>
          <table:table-cell office:value-type="float" office:value="27854" calcext:value-type="float">
            <text:p>27854</text:p>
          </table:table-cell>
          <table:table-cell table:formula="of:=([.D143]-[.C143])/[.C143]" office:value-type="percentage" office:value="0.00923946519801442" calcext:value-type="percentage">
            <text:p>0.92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7" calcext:value-type="float">
            <text:p>7</text:p>
          </table:table-cell>
          <table:table-cell office:value-type="float" office:value="27854" calcext:value-type="float">
            <text:p>27854</text:p>
          </table:table-cell>
          <table:table-cell office:value-type="float" office:value="28018" calcext:value-type="float">
            <text:p>28018</text:p>
          </table:table-cell>
          <table:table-cell table:formula="of:=([.D144]-[.C144])/[.C144]" office:value-type="percentage" office:value="0.00588784375673153" calcext:value-type="percentage">
            <text:p>0.59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28316" calcext:value-type="float">
            <text:p>28316</text:p>
          </table:table-cell>
          <table:table-cell office:value-type="float" office:value="28292" calcext:value-type="float">
            <text:p>28292</text:p>
          </table:table-cell>
          <table:table-cell table:formula="of:=([.D145]-[.C145])/[.C145]" office:value-type="percentage" office:value="-0.000847577341432406" calcext:value-type="percentage">
            <text:p>-0.08%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7" calcext:value-type="float">
            <text:p>7</text:p>
          </table:table-cell>
          <table:table-cell office:value-type="float" office:value="28790" calcext:value-type="float">
            <text:p>28790</text:p>
          </table:table-cell>
          <table:table-cell office:value-type="float" office:value="28565" calcext:value-type="float">
            <text:p>28565</text:p>
          </table:table-cell>
          <table:table-cell table:formula="of:=([.D146]-[.C146])/[.C146]" office:value-type="percentage" office:value="-0.00781521361583883" calcext:value-type="percentage">
            <text:p>-0.78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29252" calcext:value-type="float">
            <text:p>29252</text:p>
          </table:table-cell>
          <table:table-cell office:value-type="float" office:value="28836" calcext:value-type="float">
            <text:p>28836</text:p>
          </table:table-cell>
          <table:table-cell table:formula="of:=([.D147]-[.C147])/[.C147]" office:value-type="percentage" office:value="-0.0142212498290715" calcext:value-type="percentage">
            <text:p>-1.42%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7" calcext:value-type="float">
            <text:p>7</text:p>
          </table:table-cell>
          <table:table-cell office:value-type="float" office:value="29714" calcext:value-type="float">
            <text:p>29714</text:p>
          </table:table-cell>
          <table:table-cell office:value-type="float" office:value="29104" calcext:value-type="float">
            <text:p>29104</text:p>
          </table:table-cell>
          <table:table-cell table:formula="of:=([.D148]-[.C148])/[.C148]" office:value-type="percentage" office:value="-0.0205290435484957" calcext:value-type="percentage">
            <text:p>-2.05%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" calcext:value-type="float">
            <text:p>7</text:p>
          </table:table-cell>
          <table:table-cell office:value-type="float" office:value="30188" calcext:value-type="float">
            <text:p>30188</text:p>
          </table:table-cell>
          <table:table-cell office:value-type="float" office:value="29367" calcext:value-type="float">
            <text:p>29367</text:p>
          </table:table-cell>
          <table:table-cell table:formula="of:=([.D149]-[.C149])/[.C149]" office:value-type="percentage" office:value="-0.0271962369153306" calcext:value-type="percentage">
            <text:p>-2.72%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7" calcext:value-type="float">
            <text:p>7</text:p>
          </table:table-cell>
          <table:table-cell office:value-type="float" office:value="30650" calcext:value-type="float">
            <text:p>30650</text:p>
          </table:table-cell>
          <table:table-cell office:value-type="float" office:value="29624" calcext:value-type="float">
            <text:p>29624</text:p>
          </table:table-cell>
          <table:table-cell table:formula="of:=([.D150]-[.C150])/[.C150]" office:value-type="percentage" office:value="-0.0334747145187602" calcext:value-type="percentage">
            <text:p>-3.35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" calcext:value-type="float">
            <text:p>7</text:p>
          </table:table-cell>
          <table:table-cell office:value-type="float" office:value="31124" calcext:value-type="float">
            <text:p>31124</text:p>
          </table:table-cell>
          <table:table-cell office:value-type="float" office:value="29872" calcext:value-type="float">
            <text:p>29872</text:p>
          </table:table-cell>
          <table:table-cell table:formula="of:=([.D151]-[.C151])/[.C151]" office:value-type="percentage" office:value="-0.0402261920061689" calcext:value-type="percentage">
            <text:p>-4.0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8T01:24:23.585556605</dc:date>
    <meta:editing-duration>PT37M49S</meta:editing-duration>
    <meta:editing-cycles>4</meta:editing-cycles>
    <meta:generator>LibreOffice/6.4.7.2$Linux_X86_64 LibreOffice_project/40$Build-2</meta:generator>
    <meta:document-statistic meta:table-count="1" meta:cell-count="7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3000" chart:maximum="3300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1cm" svg:height="18.594cm" xlink:href=".." xlink:type="simple" chart:class="chart:bar" chart:style-name="ch1">
        <chart:legend chart:legend-position="end" svg:x="26.331cm" svg:y="8.743cm" style:legend-expansion="high" chart:style-name="ch2"/>
        <chart:plot-area chart:style-name="ch3" table:cell-range-address="predict_trace_pa.C1:predict_trace_pa.D151" chart:data-source-has-labels="row" svg:x="0.572cm" svg:y="0.371cm" svg:width="25.187cm" svg:height="17.852cm">
          <chartooo:coordinate-region svg:x="1.776cm" svg:y="0.489cm" svg:width="23.983cm" svg:height="16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dict_trace_pa.C2:predict_trace_pa.C151" chart:label-cell-address="predict_trace_pa.C1:predict_trace_pa.C1" chart:class="chart:bar">
            <chart:data-point chart:repeated="150"/>
          </chart:series>
          <chart:series chart:style-name="ch8" chart:values-cell-range-address="predict_trace_pa.D2:predict_trace_pa.D151" chart:label-cell-address="predict_trace_pa.D1:predict_trace_pa.D1" chart:class="chart:ba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predict_trace_pa.C1:predict_trace_pa.C1</svg:desc>
                </draw:g>
              </table:table-cell>
              <table:table-cell office:value-type="string">
                <text:p>prediction</text:p>
                <draw:g>
                  <svg:desc>predict_trace_pa.D1:predict_trace_p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86">
                <text:p>24886</text:p>
                <draw:g>
                  <svg:desc>predict_trace_pa.C2:predict_trace_pa.C151</svg:desc>
                </draw:g>
              </table:table-cell>
              <table:table-cell office:value-type="float" office:value="25171">
                <text:p>25171</text:p>
                <draw:g>
                  <svg:desc>predict_trace_pa.D2:predict_trace_pa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08">
                <text:p>25508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08">
                <text:p>25508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08">
                <text:p>25508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08">
                <text:p>25508</text:p>
              </table:table-cell>
              <table:table-cell office:value-type="float" office:value="25157">
                <text:p>25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08">
                <text:p>25508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08">
                <text:p>25508</text:p>
              </table:table-cell>
              <table:table-cell office:value-type="float" office:value="25162">
                <text:p>25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08">
                <text:p>25508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08">
                <text:p>25508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08">
                <text:p>25508</text:p>
              </table:table-cell>
              <table:table-cell office:value-type="float" office:value="25185">
                <text:p>2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08">
                <text:p>25508</text:p>
              </table:table-cell>
              <table:table-cell office:value-type="float" office:value="25213">
                <text:p>25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20">
                <text:p>25520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20">
                <text:p>25520</text:p>
              </table:table-cell>
              <table:table-cell office:value-type="float" office:value="25270">
                <text:p>252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56">
                <text:p>25556</text:p>
              </table:table-cell>
              <table:table-cell office:value-type="float" office:value="25439">
                <text:p>25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46">
                <text:p>25646</text:p>
              </table:table-cell>
              <table:table-cell office:value-type="float" office:value="25721">
                <text:p>25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48">
                <text:p>25748</text:p>
              </table:table-cell>
              <table:table-cell office:value-type="float" office:value="26003">
                <text:p>26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38">
                <text:p>25838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40">
                <text:p>25940</text:p>
              </table:table-cell>
              <table:table-cell office:value-type="float" office:value="26574">
                <text:p>26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30">
                <text:p>26030</text:p>
              </table:table-cell>
              <table:table-cell office:value-type="float" office:value="26866">
                <text:p>26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32">
                <text:p>26132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22">
                <text:p>26222</text:p>
              </table:table-cell>
              <table:table-cell office:value-type="float" office:value="27470">
                <text:p>274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49">
                <text:p>25249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71">
                <text:p>25871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71">
                <text:p>25871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871">
                <text:p>25871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71">
                <text:p>25871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1">
                <text:p>25871</text:p>
              </table:table-cell>
              <table:table-cell office:value-type="float" office:value="25679">
                <text:p>25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71">
                <text:p>25871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871">
                <text:p>25871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71">
                <text:p>25871</text:p>
              </table:table-cell>
              <table:table-cell office:value-type="float" office:value="25687">
                <text:p>25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871">
                <text:p>25871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883">
                <text:p>25883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883">
                <text:p>25883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95">
                <text:p>25895</text:p>
              </table:table-cell>
              <table:table-cell office:value-type="float" office:value="25788">
                <text:p>25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43">
                <text:p>25943</text:p>
              </table:table-cell>
              <table:table-cell office:value-type="float" office:value="25957">
                <text:p>259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90">
                <text:p>26090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225">
                <text:p>26225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72">
                <text:p>26372</text:p>
              </table:table-cell>
              <table:table-cell office:value-type="float" office:value="26797">
                <text:p>26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07">
                <text:p>26507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54">
                <text:p>26654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801">
                <text:p>26801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936">
                <text:p>26936</text:p>
              </table:table-cell>
              <table:table-cell office:value-type="float" office:value="27960">
                <text:p>279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66">
                <text:p>25666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88">
                <text:p>26288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88">
                <text:p>26288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88">
                <text:p>26288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88">
                <text:p>26288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88">
                <text:p>26288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88">
                <text:p>26288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88">
                <text:p>26288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300">
                <text:p>26300</text:p>
              </table:table-cell>
              <table:table-cell office:value-type="float" office:value="26249">
                <text:p>26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312">
                <text:p>26312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24">
                <text:p>26324</text:p>
              </table:table-cell>
              <table:table-cell office:value-type="float" office:value="26304">
                <text:p>26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468">
                <text:p>26468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744">
                <text:p>26744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08">
                <text:p>27008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284">
                <text:p>27284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60">
                <text:p>27560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824">
                <text:p>27824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00">
                <text:p>28100</text:p>
              </table:table-cell>
              <table:table-cell office:value-type="float" office:value="28138">
                <text:p>28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376">
                <text:p>28376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83">
                <text:p>26083</text:p>
              </table:table-cell>
              <table:table-cell office:value-type="float" office:value="26714">
                <text:p>26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705">
                <text:p>26705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705">
                <text:p>26705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05">
                <text:p>26705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705">
                <text:p>26705</text:p>
              </table:table-cell>
              <table:table-cell office:value-type="float" office:value="26709">
                <text:p>26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705">
                <text:p>26705</text:p>
              </table:table-cell>
              <table:table-cell office:value-type="float" office:value="26711">
                <text:p>26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705">
                <text:p>26705</text:p>
              </table:table-cell>
              <table:table-cell office:value-type="float" office:value="26714">
                <text:p>26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05">
                <text:p>26705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705">
                <text:p>26705</text:p>
              </table:table-cell>
              <table:table-cell office:value-type="float" office:value="26719">
                <text:p>267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17">
                <text:p>26717</text:p>
              </table:table-cell>
              <table:table-cell office:value-type="float" office:value="26736">
                <text:p>26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729">
                <text:p>26729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41">
                <text:p>26741</text:p>
              </table:table-cell>
              <table:table-cell office:value-type="float" office:value="26792">
                <text:p>26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753">
                <text:p>26753</text:p>
              </table:table-cell>
              <table:table-cell office:value-type="float" office:value="26820">
                <text:p>268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930">
                <text:p>26930</text:p>
              </table:table-cell>
              <table:table-cell office:value-type="float" office:value="26986">
                <text:p>26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272">
                <text:p>27272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602">
                <text:p>27602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944">
                <text:p>27944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274">
                <text:p>28274</text:p>
              </table:table-cell>
              <table:table-cell office:value-type="float" office:value="28092">
                <text:p>28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616">
                <text:p>28616</text:p>
              </table:table-cell>
              <table:table-cell office:value-type="float" office:value="28366">
                <text:p>28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58">
                <text:p>28958</text:p>
              </table:table-cell>
              <table:table-cell office:value-type="float" office:value="28638">
                <text:p>28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288">
                <text:p>29288</text:p>
              </table:table-cell>
              <table:table-cell office:value-type="float" office:value="28908">
                <text:p>289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00">
                <text:p>26500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122">
                <text:p>27122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122">
                <text:p>27122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122">
                <text:p>27122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122">
                <text:p>27122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122">
                <text:p>27122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122">
                <text:p>27122</text:p>
              </table:table-cell>
              <table:table-cell office:value-type="float" office:value="27235">
                <text:p>27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134">
                <text:p>2713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146">
                <text:p>27146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58">
                <text:p>27158</text:p>
              </table:table-cell>
              <table:table-cell office:value-type="float" office:value="27308">
                <text:p>273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170">
                <text:p>27170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392">
                <text:p>27392</text:p>
              </table:table-cell>
              <table:table-cell office:value-type="float" office:value="27502">
                <text:p>27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788">
                <text:p>27788</text:p>
              </table:table-cell>
              <table:table-cell office:value-type="float" office:value="27778">
                <text:p>2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96">
                <text:p>28196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592">
                <text:p>28592</text:p>
              </table:table-cell>
              <table:table-cell office:value-type="float" office:value="28328">
                <text:p>28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000">
                <text:p>29000</text:p>
              </table:table-cell>
              <table:table-cell office:value-type="float" office:value="28600">
                <text:p>286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396">
                <text:p>29396</text:p>
              </table:table-cell>
              <table:table-cell office:value-type="float" office:value="28870">
                <text:p>288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04">
                <text:p>29804</text:p>
              </table:table-cell>
              <table:table-cell office:value-type="float" office:value="29135">
                <text:p>29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00">
                <text:p>30200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917">
                <text:p>26917</text:p>
              </table:table-cell>
              <table:table-cell office:value-type="float" office:value="27757">
                <text:p>27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539">
                <text:p>27539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39">
                <text:p>2753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539">
                <text:p>2753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539">
                <text:p>27539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539">
                <text:p>27539</text:p>
              </table:table-cell>
              <table:table-cell office:value-type="float" office:value="27745">
                <text:p>277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539">
                <text:p>27539</text:p>
              </table:table-cell>
              <table:table-cell office:value-type="float" office:value="27748">
                <text:p>277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539">
                <text:p>27539</text:p>
              </table:table-cell>
              <table:table-cell office:value-type="float" office:value="27751">
                <text:p>277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39">
                <text:p>27539</text:p>
              </table:table-cell>
              <table:table-cell office:value-type="float" office:value="27754">
                <text:p>27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51">
                <text:p>27551</text:p>
              </table:table-cell>
              <table:table-cell office:value-type="float" office:value="27770">
                <text:p>277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563">
                <text:p>27563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587">
                <text:p>27587</text:p>
              </table:table-cell>
              <table:table-cell office:value-type="float" office:value="27826">
                <text:p>27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599">
                <text:p>27599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854">
                <text:p>27854</text:p>
              </table:table-cell>
              <table:table-cell office:value-type="float" office:value="28018">
                <text:p>2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316">
                <text:p>28316</text:p>
              </table:table-cell>
              <table:table-cell office:value-type="float" office:value="28292">
                <text:p>28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790">
                <text:p>28790</text:p>
              </table:table-cell>
              <table:table-cell office:value-type="float" office:value="28565">
                <text:p>28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52">
                <text:p>29252</text:p>
              </table:table-cell>
              <table:table-cell office:value-type="float" office:value="28836">
                <text:p>28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714">
                <text:p>29714</text:p>
              </table:table-cell>
              <table:table-cell office:value-type="float" office:value="29104">
                <text:p>29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188">
                <text:p>30188</text:p>
              </table:table-cell>
              <table:table-cell office:value-type="float" office:value="29367">
                <text:p>293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650">
                <text:p>30650</text:p>
              </table:table-cell>
              <table:table-cell office:value-type="float" office:value="29624">
                <text:p>296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124">
                <text:p>31124</text:p>
              </table:table-cell>
              <table:table-cell office:value-type="float" office:value="29872">
                <text:p>29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38cm" svg:height="8.757cm" xlink:href=".." xlink:type="simple" chart:class="chart:bar" chart:style-name="ch1">
        <chart:legend chart:legend-position="end" svg:x="26.203cm" svg:y="4.076cm" style:legend-expansion="high" chart:style-name="ch2"/>
        <chart:plot-area chart:style-name="ch3" table:cell-range-address="predict_trace_pa.E1:predict_trace_pa.E151" chart:data-source-has-labels="row" svg:x="0.56cm" svg:y="0.175cm" svg:width="25.083cm" svg:height="8.407cm">
          <chartooo:coordinate-region svg:x="1.933cm" svg:y="0.377cm" svg:width="23.71cm" svg:height="8.0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dict_trace_pa.E2:predict_trace_pa.E151" chart:label-cell-address="predict_trace_pa.E1:predict_trace_pa.E1" chart:class="chart:ba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error</text:p>
                <draw:g>
                  <svg:desc>predict_trace_pa.E1:predict_trace_p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4522221329261">
                <text:p>0.0114522221329261</text:p>
                <draw:g>
                  <svg:desc>predict_trace_pa.E2:predict_trace_pa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37995922847734">
                <text:p>-0.013799592284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7995922847734">
                <text:p>-0.013799592284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37995922847734">
                <text:p>-0.0137995922847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37995922847734">
                <text:p>-0.0137995922847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37995922847734">
                <text:p>-0.0137995922847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37603888976008">
                <text:p>-0.0137603888976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37603888976008">
                <text:p>-0.0137603888976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37603888976008">
                <text:p>-0.0137603888976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36819821232555">
                <text:p>-0.0136819821232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5643719617375">
                <text:p>-0.0135643719617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34467618002195">
                <text:p>-0.0134467618002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33683550258742">
                <text:p>-0.0133683550258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26626940567665">
                <text:p>-0.0126626940567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15649992159323">
                <text:p>-0.0115649992159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09326018808777">
                <text:p>-0.0109326018808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79623824451411">
                <text:p>-0.00979623824451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457818124902176">
                <text:p>-0.00457818124902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92443266006395">
                <text:p>0.00292443266006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90368183936617">
                <text:p>0.00990368183936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3775059989163">
                <text:p>0.0173775059989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4410177332305">
                <text:p>0.0244410177332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1167883211679">
                <text:p>0.0321167883211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4918108066738">
                <text:p>0.0394918108066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5936236747769">
                <text:p>0.0475936236747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2680106142818">
                <text:p>0.017268010614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753739708553979">
                <text:p>-0.00753739708553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753739708553979">
                <text:p>-0.00753739708553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753739708553979">
                <text:p>-0.00753739708553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753739708553979">
                <text:p>-0.00753739708553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753739708553979">
                <text:p>-0.00753739708553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749874376715241">
                <text:p>-0.00749874376715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749874376715241">
                <text:p>-0.00749874376715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749874376715241">
                <text:p>-0.00749874376715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742143713037764">
                <text:p>-0.00742143713037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730547717521549">
                <text:p>-0.00730547717521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718951722005334">
                <text:p>-0.00718951722005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711221058327858">
                <text:p>-0.00711221058327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645510417069305">
                <text:p>-0.00645510417069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58339450604644">
                <text:p>-0.0058339450604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75215392342464">
                <text:p>-0.00475215392342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13207182853833">
                <text:p>-0.00413207182853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39644605481247">
                <text:p>0.000539644605481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59601379839019">
                <text:p>0.00559601379839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0962821734986">
                <text:p>0.0110962821734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1155771272562">
                <text:p>0.01611557712725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6546572603463">
                <text:p>0.0216546572603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68252419899452">
                <text:p>0.0268252419899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0883549121301">
                <text:p>0.0320883549121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8016038016038">
                <text:p>0.038016038016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07667731629393">
                <text:p>0.0207667731629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361381618989653">
                <text:p>-0.00361381618989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357577601947657">
                <text:p>-0.00357577601947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35377358490566">
                <text:p>-0.0035377358490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342361533779671">
                <text:p>-0.00342361533779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30949482653682">
                <text:p>-0.00330949482653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19537431527693">
                <text:p>-0.00319537431527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254869141813755">
                <text:p>-0.002548691418137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93916349809886">
                <text:p>-0.00193916349809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136819702037093">
                <text:p>-0.00136819702037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759762953958365">
                <text:p>-0.000759762953958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3344415898443">
                <text:p>0.0001133444158984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86957822315286">
                <text:p>0.000186957822315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66469194312796">
                <text:p>0.000666469194312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33030347456385">
                <text:p>0.000733030347456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798258345428157">
                <text:p>0.000798258345428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9384703852789">
                <text:p>0.00129384703852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35231316725979">
                <text:p>0.001352313167259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40964195094446">
                <text:p>0.00140964195094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1920024537055">
                <text:p>0.0241920024537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12338513387006">
                <text:p>0.000112338513387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12338513387006">
                <text:p>0.000112338513387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12338513387006">
                <text:p>0.000112338513387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12338513387006">
                <text:p>0.000112338513387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12338513387006">
                <text:p>0.000112338513387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49784684516008">
                <text:p>0.00014978468451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49784684516008">
                <text:p>0.000149784684516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49784684516008">
                <text:p>0.000149784684516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24677026774012">
                <text:p>0.000224677026774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37015540161019">
                <text:p>0.000337015540161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449354053548025">
                <text:p>0.000449354053548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524246395806029">
                <text:p>0.000524246395806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11157689860389">
                <text:p>0.000711157689860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0943918590295">
                <text:p>0.00130943918590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90718372536554">
                <text:p>0.00190718372536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50439203080028">
                <text:p>0.00250439203080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07946528035648">
                <text:p>0.002079465280356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330008800234673">
                <text:p>-0.000330008800234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224621404246069">
                <text:p>-0.002246214042460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454480389350129">
                <text:p>-0.00454480389350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643700926646389">
                <text:p>-0.00643700926646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87363712608331">
                <text:p>-0.0087363712608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10504869120796">
                <text:p>-0.0110504869120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29745971046162">
                <text:p>-0.0129745971046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76603773584906">
                <text:p>0.0276603773584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76078460290539">
                <text:p>0.00376078460290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76078460290539">
                <text:p>0.003760784602905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76078460290539">
                <text:p>0.003760784602905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76078460290539">
                <text:p>0.003760784602905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79765504018878">
                <text:p>0.00379765504018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9765504018878">
                <text:p>0.003797655040188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9765504018878">
                <text:p>0.00379765504018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79765504018878">
                <text:p>0.00379765504018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7139591475555">
                <text:p>0.003871395914755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98200722660571">
                <text:p>0.00398200722660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09261853845587">
                <text:p>0.004092618538455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416635941302264">
                <text:p>0.00416635941302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34878749907865">
                <text:p>0.004348787499078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93627053709571">
                <text:p>0.00493627053709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52323440606819">
                <text:p>0.005523234406068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10967979389032">
                <text:p>0.00610967979389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01577102803738">
                <text:p>0.00401577102803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359867568734706">
                <text:p>-0.0003598675687347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507164136756987">
                <text:p>-0.00507164136756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923335198656967">
                <text:p>-0.00923335198656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37931034482759">
                <text:p>-0.0137931034482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78935909647571">
                <text:p>-0.0178935909647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24466514561804">
                <text:p>-0.0224466514561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66225165562914">
                <text:p>-0.0266225165562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2070438756176">
                <text:p>0.0312070438756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3713642470678">
                <text:p>0.00737136424706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3713642470678">
                <text:p>0.0073713642470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3713642470678">
                <text:p>0.0073713642470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3713642470678">
                <text:p>0.0073713642470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3713642470678">
                <text:p>0.00737136424706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40767638621591">
                <text:p>0.00740767638621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40767638621591">
                <text:p>0.007407676386215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40767638621591">
                <text:p>0.00740767638621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48030066451215">
                <text:p>0.007480300664512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5892370819565">
                <text:p>0.0075892370819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69817349940085">
                <text:p>0.007698173499400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8071099168452">
                <text:p>0.0078071099168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94889477695909">
                <text:p>0.007948894776959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52592243224613">
                <text:p>0.008525922432246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66350092434842">
                <text:p>0.00866350092434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923946519801442">
                <text:p>0.00923946519801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88784375673153">
                <text:p>0.00588784375673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847577341432406">
                <text:p>-0.000847577341432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781521361583883">
                <text:p>-0.00781521361583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142212498290715">
                <text:p>-0.0142212498290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05290435484957">
                <text:p>-0.0205290435484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71962369153306">
                <text:p>-0.0271962369153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34747145187602">
                <text:p>-0.0334747145187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02261920061689">
                <text:p>-0.0402261920061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